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598in"/>
    </style:style>
    <style:style style:name="co2" style:family="table-column">
      <style:table-column-properties fo:break-before="auto" style:column-width="0.2083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0.5189in"/>
    </style:style>
    <style:style style:name="co5" style:family="table-column">
      <style:table-column-properties fo:break-before="auto" style:column-width="0.6673in"/>
    </style:style>
    <style:style style:name="co6" style:family="table-column">
      <style:table-column-properties fo:break-before="auto" style:column-width="1.1165in"/>
    </style:style>
    <style:style style:name="co7" style:family="table-column">
      <style:table-column-properties fo:break-before="auto" style:column-width="3.0598in"/>
    </style:style>
    <style:style style:name="co8" style:family="table-column">
      <style:table-column-properties fo:break-before="auto" style:column-width="0.5161in"/>
    </style:style>
    <style:style style:name="co9" style:family="table-column">
      <style:table-column-properties fo:break-before="auto" style:column-width="0.7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3" style:family="table-cell" style:parent-style-name="Default">
      <style:table-cell-properties fo:background-color="transparent"/>
      <style:text-properties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style:use-window-font-color="true"/>
    </style:style>
    <style:style style:name="ce26" style:family="table-cell" style:parent-style-name="Default">
      <style:table-cell-properties fo:background-color="#f6f9d4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Ldb-Kitchen-Keypad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KITCHEN KEYPAD - All-Link DB For Living Room Scene Activated by button #3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Kitchen | Keypad | 4E.B1.DF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ORIGINAL COPIED-IN DATA</text:p>
          </table:table-cell>
          <table:table-cell table:style-name="ce7"/>
          <table:table-cell table:style-name="ce3" office:value-type="string" calcext:value-type="string">
            <text:p>TRANSPOSED</text:p>
          </table:table-cell>
          <table:table-cell table:style-name="ce24" table:number-columns-repeated="6"/>
        </table:table-row>
        <table:table-row table:style-name="ro2">
          <table:table-cell office:value-type="string" calcext:value-type="string">
            <text:p>Record ID</text:p>
          </table:table-cell>
          <table:table-cell/>
          <table:table-cell table:style-name="ce11" table:formula="of:=INDEX([.$A$4:.$A$1020]; (ROW([.B1])-1)*7 + COLUMN([.B4])-1)" office:value-type="string" office:string-value="Record ID" calcext:value-type="string">
            <text:p>Record ID</text:p>
          </table:table-cell>
          <table:table-cell table:style-name="ce11" table:formula="of:=INDEX([.$A$4:.$A$1020]; (ROW([.C1])-1)*7 + COLUMN([.C4])-1)" office:value-type="string" office:string-value="In Use" calcext:value-type="string">
            <text:p>In Use</text:p>
          </table:table-cell>
          <table:table-cell table:style-name="ce11" table:formula="of:=INDEX([.$A$4:.$A$1020]; (ROW([.D1])-1)*7 + COLUMN([.D4])-1)" office:value-type="string" office:string-value="Modified" calcext:value-type="string">
            <text:p>Modified</text:p>
          </table:table-cell>
          <table:table-cell table:style-name="ce11" table:formula="of:=INDEX([.$A$4:.$A$1020]; (ROW([.E1])-1)*7 + COLUMN([.E4])-1)" office:value-type="string" office:string-value="Target Address" calcext:value-type="string">
            <text:p>Target Address</text:p>
          </table:table-cell>
          <table:table-cell table:style-name="ce11" table:formula="of:=INDEX([.$A$4:.$A$1020]; (ROW([.F1])-1)*7 + COLUMN([.F4])-1)" office:value-type="string" office:string-value="Target Device Name" calcext:value-type="string">
            <text:p>Target Device Name</text:p>
          </table:table-cell>
          <table:table-cell table:style-name="ce11" table:formula="of:=INDEX([.$A$4:.$A$1020]; (ROW([.G1])-1)*7 + COLUMN([.G4])-1)" office:value-type="string" office:string-value="Group" calcext:value-type="string">
            <text:p>Group</text:p>
          </table:table-cell>
          <table:table-cell table:style-name="ce11" table:formula="of:=INDEX([.$A$4:.$A$1020]; (ROW([.H1])-1)*7 + COLUMN([.H4])-1)" office:value-type="string" office:string-value="Mode" calcext:value-type="string">
            <text:p>Mode</text:p>
          </table:table-cell>
        </table:table-row>
        <table:table-row table:style-name="ro2">
          <table:table-cell office:value-type="string" calcext:value-type="string">
            <text:p>In Use</text:p>
          </table:table-cell>
          <table:table-cell/>
          <table:table-cell table:style-name="ce4" table:formula="of:=INDEX([.$A$4:.$A$1020]; (ROW([.B2])-1)*7 + COLUMN([.B5])-1)" office:value-type="float" office:value="3967" calcext:value-type="float">
            <text:p>3967</text:p>
          </table:table-cell>
          <table:table-cell table:style-name="ce4" table:formula="of:=INDEX([.$A$4:.$A$1020]; (ROW([.C2])-1)*7 + COLUMN([.C5])-1)" office:value-type="string" office:string-value="Yes" calcext:value-type="string">
            <text:p>Yes</text:p>
          </table:table-cell>
          <table:table-cell table:style-name="ce4" table:formula="of:=INDEX([.$A$4:.$A$1020]; (ROW([.D2])-1)*7 + COLUMN([.D5])-1)" office:value-type="string" office:string-value="No" calcext:value-type="string">
            <text:p>No</text:p>
          </table:table-cell>
          <table:table-cell table:style-name="ce4" table:formula="of:=INDEX([.$A$4:.$A$1020]; (ROW([.E2])-1)*7 + COLUMN([.E5])-1)" office:value-type="string" office:string-value="54.DF.1E" calcext:value-type="string">
            <text:p>54.DF.1E</text:p>
          </table:table-cell>
          <table:table-cell table:style-name="ce4" table:formula="of:=INDEX([.$A$4:.$A$1020]; (ROW([.F2])-1)*7 + COLUMN([.F5])-1)" office:value-type="string" office:string-value="Living Room | Couch Lamp | 54.DF.1E" calcext:value-type="string">
            <text:p>Living Room | Couch Lamp | 54.DF.1E</text:p>
          </table:table-cell>
          <table:table-cell table:style-name="ce4" table:formula="of:=INDEX([.$A$4:.$A$1020]; (ROW([.G2])-1)*7 + COLUMN([.G5])-1)" office:value-type="float" office:value="3" calcext:value-type="float">
            <text:p>3</text:p>
          </table:table-cell>
          <table:table-cell table:style-name="ce4" table:formula="of:=INDEX([.$A$4:.$A$1020]; (ROW([.H2])-1)*7 + COLUMN([.H5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Modified</text:p>
          </table:table-cell>
          <table:table-cell/>
          <table:table-cell table:style-name="ce4" table:formula="of:=INDEX([.$A$4:.$A$1020]; (ROW([.B3])-1)*7 + COLUMN([.B6])-1)" office:value-type="float" office:value="3959" calcext:value-type="float">
            <text:p>3959</text:p>
          </table:table-cell>
          <table:table-cell table:style-name="ce4" table:formula="of:=INDEX([.$A$4:.$A$1020]; (ROW([.C3])-1)*7 + COLUMN([.C6])-1)" office:value-type="string" office:string-value="Yes" calcext:value-type="string">
            <text:p>Yes</text:p>
          </table:table-cell>
          <table:table-cell table:style-name="ce4" table:formula="of:=INDEX([.$A$4:.$A$1020]; (ROW([.D3])-1)*7 + COLUMN([.D6])-1)" office:value-type="string" office:string-value="No" calcext:value-type="string">
            <text:p>No</text:p>
          </table:table-cell>
          <table:table-cell table:style-name="ce4" table:formula="of:=INDEX([.$A$4:.$A$1020]; (ROW([.E3])-1)*7 + COLUMN([.E6])-1)" office:value-type="string" office:string-value="51.BA.83" calcext:value-type="string">
            <text:p>51.BA.83</text:p>
          </table:table-cell>
          <table:table-cell table:style-name="ce4" table:formula="of:=INDEX([.$A$4:.$A$1020]; (ROW([.F3])-1)*7 + COLUMN([.F6])-1)" office:value-type="string" office:string-value="Sun Room | Bookshelf Lamp | 51.BA.83" calcext:value-type="string">
            <text:p>Sun Room | Bookshelf Lamp | 51.BA.83</text:p>
          </table:table-cell>
          <table:table-cell table:style-name="ce4" table:formula="of:=INDEX([.$A$4:.$A$1020]; (ROW([.G3])-1)*7 + COLUMN([.G6])-1)" office:value-type="float" office:value="3" calcext:value-type="float">
            <text:p>3</text:p>
          </table:table-cell>
          <table:table-cell table:style-name="ce4" table:formula="of:=INDEX([.$A$4:.$A$1020]; (ROW([.H3])-1)*7 + COLUMN([.H6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Target Address</text:p>
          </table:table-cell>
          <table:table-cell/>
          <table:table-cell table:style-name="ce4" table:formula="of:=INDEX([.$A$4:.$A$1020]; (ROW([.B4])-1)*7 + COLUMN([.B7])-1)" office:value-type="float" office:value="3951" calcext:value-type="float">
            <text:p>3951</text:p>
          </table:table-cell>
          <table:table-cell table:style-name="ce4" table:formula="of:=INDEX([.$A$4:.$A$1020]; (ROW([.C4])-1)*7 + COLUMN([.C7])-1)" office:value-type="string" office:string-value="Yes" calcext:value-type="string">
            <text:p>Yes</text:p>
          </table:table-cell>
          <table:table-cell table:style-name="ce4" table:formula="of:=INDEX([.$A$4:.$A$1020]; (ROW([.D4])-1)*7 + COLUMN([.D7])-1)" office:value-type="string" office:string-value="No" calcext:value-type="string">
            <text:p>No</text:p>
          </table:table-cell>
          <table:table-cell table:style-name="ce4" table:formula="of:=INDEX([.$A$4:.$A$1020]; (ROW([.E4])-1)*7 + COLUMN([.E7])-1)" office:value-type="string" office:string-value="18.8E.4F" calcext:value-type="string">
            <text:p>18.8E.4F</text:p>
          </table:table-cell>
          <table:table-cell table:style-name="ce4" table:formula="of:=INDEX([.$A$4:.$A$1020]; (ROW([.F4])-1)*7 + COLUMN([.F7])-1)" office:value-type="string" office:string-value="Living Room | Tower Light | 18.8E.4F" calcext:value-type="string">
            <text:p>Living Room | Tower Light | 18.8E.4F</text:p>
          </table:table-cell>
          <table:table-cell table:style-name="ce4" table:formula="of:=INDEX([.$A$4:.$A$1020]; (ROW([.G4])-1)*7 + COLUMN([.G7])-1)" office:value-type="float" office:value="3" calcext:value-type="float">
            <text:p>3</text:p>
          </table:table-cell>
          <table:table-cell table:style-name="ce4" table:formula="of:=INDEX([.$A$4:.$A$1020]; (ROW([.H4])-1)*7 + COLUMN([.H7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Target Device Name</text:p>
          </table:table-cell>
          <table:table-cell/>
          <table:table-cell table:style-name="ce4" table:formula="of:=INDEX([.$A$4:.$A$1020]; (ROW([.B5])-1)*7 + COLUMN([.B8])-1)" office:value-type="float" office:value="0" calcext:value-type="float">
            <text:p>0</text:p>
          </table:table-cell>
          <table:table-cell table:style-name="ce4" table:formula="of:=INDEX([.$A$4:.$A$1020]; (ROW([.C5])-1)*7 + COLUMN([.C8])-1)" office:value-type="string" office:string-value="Yes" calcext:value-type="string">
            <text:p>Yes</text:p>
          </table:table-cell>
          <table:table-cell table:style-name="ce4" table:formula="of:=INDEX([.$A$4:.$A$1020]; (ROW([.D5])-1)*7 + COLUMN([.D8])-1)" office:value-type="string" office:string-value="Yes" calcext:value-type="string">
            <text:p>Yes</text:p>
          </table:table-cell>
          <table:table-cell table:style-name="ce4" table:formula="of:=INDEX([.$A$4:.$A$1020]; (ROW([.E5])-1)*7 + COLUMN([.E8])-1)" office:value-type="string" office:string-value="3E.7E.FE" calcext:value-type="string">
            <text:p>3E.7E.FE</text:p>
          </table:table-cell>
          <table:table-cell table:style-name="ce4" table:formula="of:=INDEX([.$A$4:.$A$1020]; (ROW([.F5])-1)*7 + COLUMN([.F8])-1)" office:value-type="string" office:string-value="Sun Room | Light Stick | 3E.7E.FE" calcext:value-type="string">
            <text:p>Sun Room | Light Stick | 3E.7E.FE</text:p>
          </table:table-cell>
          <table:table-cell table:style-name="ce4" table:formula="of:=INDEX([.$A$4:.$A$1020]; (ROW([.G5])-1)*7 + COLUMN([.G8])-1)" office:value-type="float" office:value="3" calcext:value-type="float">
            <text:p>3</text:p>
          </table:table-cell>
          <table:table-cell table:style-name="ce4" table:formula="of:=INDEX([.$A$4:.$A$1020]; (ROW([.H5])-1)*7 + COLUMN([.H8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Group</text:p>
          </table:table-cell>
          <table:table-cell/>
          <table:table-cell table:style-name="ce4" table:formula="of:=INDEX([.$A$4:.$A$1020]; (ROW([.B6])-1)*7 + COLUMN([.B9])-1)" office:value-type="float" office:value="0" calcext:value-type="float">
            <text:p>0</text:p>
          </table:table-cell>
          <table:table-cell table:style-name="ce4" table:formula="of:=INDEX([.$A$4:.$A$1020]; (ROW([.C6])-1)*7 + COLUMN([.C9])-1)" office:value-type="string" office:string-value="Yes" calcext:value-type="string">
            <text:p>Yes</text:p>
          </table:table-cell>
          <table:table-cell table:style-name="ce4" table:formula="of:=INDEX([.$A$4:.$A$1020]; (ROW([.D6])-1)*7 + COLUMN([.D9])-1)" office:value-type="string" office:string-value="Yes" calcext:value-type="string">
            <text:p>Yes</text:p>
          </table:table-cell>
          <table:table-cell table:style-name="ce4" table:formula="of:=INDEX([.$A$4:.$A$1020]; (ROW([.E6])-1)*7 + COLUMN([.E9])-1)" office:value-type="string" office:string-value="54.85.84" calcext:value-type="string">
            <text:p>54.85.84</text:p>
          </table:table-cell>
          <table:table-cell table:style-name="ce4" table:formula="of:=INDEX([.$A$4:.$A$1020]; (ROW([.F6])-1)*7 + COLUMN([.F9])-1)" office:value-type="string" office:string-value="Living Room | Plug by Credenza Area | 54.85.84" calcext:value-type="string">
            <text:p>Living Room | Plug by Credenza Area | 54.85.84</text:p>
          </table:table-cell>
          <table:table-cell table:style-name="ce4" table:formula="of:=INDEX([.$A$4:.$A$1020]; (ROW([.G6])-1)*7 + COLUMN([.G9])-1)" office:value-type="float" office:value="3" calcext:value-type="float">
            <text:p>3</text:p>
          </table:table-cell>
          <table:table-cell table:style-name="ce4" table:formula="of:=INDEX([.$A$4:.$A$1020]; (ROW([.H6])-1)*7 + COLUMN([.H9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/>
          <table:table-cell table:style-name="ce4" table:formula="of:=INDEX([.$A$4:.$A$1020]; (ROW([.B7])-1)*7 + COLUMN([.B10])-1)" office:value-type="float" office:value="0" calcext:value-type="float">
            <text:p>0</text:p>
          </table:table-cell>
          <table:table-cell table:style-name="ce4" table:formula="of:=INDEX([.$A$4:.$A$1020]; (ROW([.C7])-1)*7 + COLUMN([.C10])-1)" office:value-type="string" office:string-value="Yes" calcext:value-type="string">
            <text:p>Yes</text:p>
          </table:table-cell>
          <table:table-cell table:style-name="ce4" table:formula="of:=INDEX([.$A$4:.$A$1020]; (ROW([.D7])-1)*7 + COLUMN([.D10])-1)" office:value-type="string" office:string-value="Yes" calcext:value-type="string">
            <text:p>Yes</text:p>
          </table:table-cell>
          <table:table-cell table:style-name="ce4" table:formula="of:=INDEX([.$A$4:.$A$1020]; (ROW([.E7])-1)*7 + COLUMN([.E10])-1)" office:value-type="string" office:string-value="18.A0.84" calcext:value-type="string">
            <text:p>18.A0.84</text:p>
          </table:table-cell>
          <table:table-cell table:style-name="ce4" table:formula="of:=INDEX([.$A$4:.$A$1020]; (ROW([.F7])-1)*7 + COLUMN([.F10])-1)" office:value-type="string" office:string-value="Sun Room | Upspot | 18.A0.84" calcext:value-type="string">
            <text:p>Sun Room | Upspot | 18.A0.84</text:p>
          </table:table-cell>
          <table:table-cell table:style-name="ce4" table:formula="of:=INDEX([.$A$4:.$A$1020]; (ROW([.G7])-1)*7 + COLUMN([.G10])-1)" office:value-type="float" office:value="3" calcext:value-type="float">
            <text:p>3</text:p>
          </table:table-cell>
          <table:table-cell table:style-name="ce4" table:formula="of:=INDEX([.$A$4:.$A$1020]; (ROW([.H7])-1)*7 + COLUMN([.H10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float" office:value="3967" calcext:value-type="float">
            <text:p>396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54.DF.1E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Living Room | Couch Lamp | 54.DF.1E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59" calcext:value-type="float">
            <text:p>3959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51.BA.8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Sun Room | Bookshelf Lamp | 51.BA.8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51" calcext:value-type="float">
            <text:p>395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18.8E.4F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Living Room | Tower Light | 18.8E.4F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E.7E.FE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Sun Room | Light Stick | 3E.7E.FE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54.85.8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Living Room | Plug by Credenza Area | 54.85.8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18.A0.8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Sun Room | Upspot | 18.A0.8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 table:number-rows-repeated="214">
          <table:table-cell table:number-columns-repeated="2"/>
          <table:table-cell table:style-name="ce4" table:number-columns-repeated="7"/>
        </table:table-row>
        <table:table-row table:style-name="ro2" table:number-rows-repeated="10483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Ldb-Responders" table:style-name="ta1">
        <table:table-column table:style-name="co2" table:default-cell-style-name="Default"/>
        <table:table-column table:style-name="co7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RESPONDERS || All-Link DB For Living Room Scene Activated by Kitchen Keypad button #3</text:p>
          </table:table-cell>
          <table:table-cell table:number-columns-repeated="8"/>
        </table:table-row>
        <table:table-row table:style-name="ro2">
          <table:table-cell table:style-name="ce7"/>
          <table:table-cell table:style-name="ce20"/>
          <table:table-cell table:style-name="ce21" table:number-columns-repeated="4"/>
          <table:table-cell table:style-name="ce23" office:value-type="string" calcext:value-type="string">
            <text:p>On Level</text:p>
          </table:table-cell>
          <table:table-cell table:style-name="ce23" office:value-type="string" calcext:value-type="string">
            <text:p>Ramp Rate</text:p>
          </table:table-cell>
          <table:table-cell table:style-name="ce23" office:value-type="string" calcext:value-type="string">
            <text:p>Button/Channel</text:p>
          </table:table-cell>
        </table:table-row>
        <table:table-row table:style-name="ro2">
          <table:table-cell/>
          <table:table-cell table:style-name="ce11" office:value-type="string" calcext:value-type="string">
            <text:p>Responding Device</text:p>
          </table:table-cell>
          <table:table-cell table:style-name="ce11" office:value-type="string" calcext:value-type="string">
            <text:p>Target Address</text:p>
          </table:table-cell>
          <table:table-cell table:style-name="ce11" office:value-type="string" calcext:value-type="string">
            <text:p>Target Device Name</text:p>
          </table:table-cell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Mode</text:p>
          </table:table-cell>
          <table:table-cell table:style-name="ce11" office:value-type="string" calcext:value-type="string">
            <text:p>Data-1</text:p>
          </table:table-cell>
          <table:table-cell table:style-name="ce11" office:value-type="string" calcext:value-type="string">
            <text:p>Data-2</text:p>
          </table:table-cell>
          <table:table-cell table:style-name="ce11" office:value-type="string" calcext:value-type="string">
            <text:p>Data-3</text:p>
          </table:table-cell>
        </table:table-row>
        <table:table-row table:style-name="ro2">
          <table:table-cell/>
          <table:table-cell table:style-name="ce4" office:value-type="string" calcext:value-type="string">
            <text:p>Living Room | Couch Lamp | 54.DF.1E</text:p>
          </table:table-cell>
          <table:table-cell table:style-name="ce4" office:value-type="string" calcext:value-type="string">
            <text:p>4E.B1.DF</text:p>
          </table:table-cell>
          <table:table-cell table:style-name="ce4" office:value-type="string" calcext:value-type="string">
            <text:p>Kitchen | Keypad | 4E.B1.D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ponde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office:value-type="string" calcext:value-type="string">
            <text:p>Sun Room | Bookshelf Lamp | 51.BA.83</text:p>
          </table:table-cell>
          <table:table-cell table:style-name="ce4" office:value-type="string" calcext:value-type="string">
            <text:p>4E.B1.DF</text:p>
          </table:table-cell>
          <table:table-cell table:style-name="ce4" office:value-type="string" calcext:value-type="string">
            <text:p>Kitchen | Keypad | 4E.B1.D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ponde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office:value-type="string" calcext:value-type="string">
            <text:p>Living Room | Tower Light | 18.8E.4F</text:p>
          </table:table-cell>
          <table:table-cell table:style-name="ce4" office:value-type="string" calcext:value-type="string">
            <text:p>4E.B1.DF</text:p>
          </table:table-cell>
          <table:table-cell table:style-name="ce4" office:value-type="string" calcext:value-type="string">
            <text:p>Kitchen | Keypad | 4E.B1.D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ponder</text:p>
          </table:table-cell>
          <table:table-cell table:style-name="ce25" office:value-type="float" office:value="165" calcext:value-type="float">
            <text:p>1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office:value-type="string" calcext:value-type="string">
            <text:p>Sun Room | Light Stick | 3E.7E.FE</text:p>
          </table:table-cell>
          <table:table-cell table:style-name="ce4" office:value-type="string" calcext:value-type="string">
            <text:p>4E.B1.DF</text:p>
          </table:table-cell>
          <table:table-cell table:style-name="ce4" office:value-type="string" calcext:value-type="string">
            <text:p>Kitchen | Keypad | 4E.B1.D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ponder</text:p>
          </table:table-cell>
          <table:table-cell table:style-name="ce5" office:value-type="float" office:value="255" calcext:value-type="float">
            <text:p>255</text:p>
          </table:table-cell>
          <table:table-cell table:style-name="ce26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office:value-type="string" calcext:value-type="string">
            <text:p>Living Room | Plug by Credenza Area | 54.85.84</text:p>
          </table:table-cell>
          <table:table-cell table:style-name="ce4" office:value-type="string" calcext:value-type="string">
            <text:p>4E.B1.DF</text:p>
          </table:table-cell>
          <table:table-cell table:style-name="ce4" office:value-type="string" calcext:value-type="string">
            <text:p>Kitchen | Keypad | 4E.B1.D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ponde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office:value-type="string" calcext:value-type="string">
            <text:p>Sun Room | Upspot | 18.A0.84</text:p>
          </table:table-cell>
          <table:table-cell table:style-name="ce4" office:value-type="string" calcext:value-type="string">
            <text:p>4E.B1.DF</text:p>
          </table:table-cell>
          <table:table-cell table:style-name="ce4" office:value-type="string" calcext:value-type="string">
            <text:p>Kitchen | Keypad | 4E.B1.D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ponder</text:p>
          </table:table-cell>
          <table:table-cell table:style-name="ce5" office:value-type="float" office:value="255" calcext:value-type="float">
            <text:p>255</text:p>
          </table:table-cell>
          <table:table-cell table:style-name="ce26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 table:number-rows-repeated="256">
          <table:table-cell/>
          <table:table-cell table:style-name="ce4" table:number-columns-repeated="5"/>
          <table:table-cell table:number-columns-repeated="3"/>
        </table:table-row>
        <table:table-row table:style-name="ro2" table:number-rows-repeated="104831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2:57:53.555753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rey Rocchio</meta:initial-creator>
    <meta:creation-date>2025-03-30T08:51:10.695584983</meta:creation-date>
    <dc:date>2025-03-31T13:25:42.356333957</dc:date>
    <dc:creator>Jeffrey Rocchio</dc:creator>
    <meta:editing-duration>PT1H13M11S</meta:editing-duration>
    <meta:editing-cycles>10</meta:editing-cycles>
    <meta:generator>LibreOffice/24.2.7.2$Linux_X86_64 LibreOffice_project/420$Build-2</meta:generator>
    <meta:document-statistic meta:table-count="2" meta:cell-count="162" meta:object-count="0"/>
  </office:meta>
</office:document-meta>
</file>